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Converter.setBlankValueIsNull( boolean blankValue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nverter.setZeroValueIsNull( boolean zeroValue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nverter.convertToXml( String cont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umberConverter.convertToFlatFileContent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